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DejaVu Sans2" svg:font-family="'DejaVu Sans'"/>
    <style:font-face style:name="Times New Roman1" svg:font-family="'Times New Roman'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5.35cm" fo:min-width="25.194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3.364cm" fo:padding-top="0cm" fo:padding-bottom="0cm" fo:padding-left="0cm" fo:padding-right="0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3.364cm" fo:padding-top="0cm" fo:padding-bottom="0cm" fo:padding-left="0cm" fo:padding-right="0cm" fo:wrap-option="wrap"/>
    </style:style>
    <style:style style:name="pr3" style:family="presentation" style:parent-style-name="Default-notes">
      <style:graphic-properties draw:fill-color="#ffffff" fo:min-height="13.363cm"/>
    </style:style>
    <style:style style:name="pr4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fo:min-height="13.364cm" fo:padding-top="0cm" fo:padding-bottom="0cm" fo:padding-left="0cm" fo:padding-right="0cm" fo:wrap-option="wrap"/>
    </style:style>
    <style:style style:name="co1" style:family="table-column">
      <style:table-column-properties style:column-width="2.258cm" style:use-optimal-column-width="false"/>
    </style:style>
    <style:style style:name="co2" style:family="table-column">
      <style:table-column-properties style:column-width="2.257cm" style:use-optimal-column-width="false"/>
    </style:style>
    <style:style style:name="co3" style:family="table-column">
      <style:table-column-properties style:column-width="6.222cm" style:use-optimal-column-width="false"/>
    </style:style>
    <style:style style:name="co4" style:family="table-column">
      <style:table-column-properties style:column-width="3.231cm" style:use-optimal-column-width="false"/>
    </style:style>
    <style:style style:name="co5" style:family="table-column">
      <style:table-column-properties style:column-width="3.996cm" style:use-optimal-column-width="false"/>
    </style:style>
    <style:style style:name="co6" style:family="table-column">
      <style:table-column-properties style:column-width="6.223cm" style:use-optimal-column-width="false"/>
    </style:style>
    <style:style style:name="ro1" style:family="table-row">
      <style:table-row-properties style:row-height="0.966cm"/>
    </style:style>
    <style:style style:name="ro2" style:family="table-row">
      <style:table-row-properties style:row-height="0.974cm"/>
    </style:style>
    <style:style style:name="ro3" style:family="table-row">
      <style:table-row-properties style:row-height="0.968cm"/>
    </style:style>
    <style:style style:name="ro4" style:family="table-row">
      <style:table-row-properties style:row-height="1.03cm"/>
    </style:style>
    <style:style style:name="ro5" style:family="table-row">
      <style:table-row-properties style:row-height="1.024cm"/>
    </style:style>
    <style:style style:name="ro6" style:family="table-row">
      <style:table-row-properties style:row-height="1.025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ce4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5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92d050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text-align="star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style:paragraph-properties fo:margin-left="0.6cm" fo:margin-right="0cm" fo:margin-top="0cm" fo:margin-bottom="0cm" fo:line-height="100%" fo:text-align="start" fo:text-indent="-0.596cm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top="0cm" fo:margin-bottom="0cm" fo:line-height="90%" fo:text-align="center"/>
    </style:style>
    <style:style style:name="P10" style:family="paragraph">
      <loext:graphic-properties draw:fill="none"/>
      <style:paragraph-properties fo:margin-top="0cm" fo:margin-bottom="0cm" fo:line-height="90%" fo:text-align="center" style:font-independent-line-spacing="true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 style:font-size-asian="20pt" style:font-size-complex="20pt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loext:graphic-properties draw:fill-color="#ffffff"/>
    </style:style>
    <style:style style:name="P14" style:family="paragraph">
      <style:paragraph-properties fo:margin-top="0cm" fo:margin-bottom="0cm" fo:line-height="90%" fo:text-align="start"/>
    </style:style>
    <style:style style:name="P15" style:family="paragraph">
      <style:paragraph-properties fo:margin-left="1.27cm" fo:margin-right="0cm" fo:margin-top="0cm" fo:margin-bottom="0cm" fo:line-height="100%" fo:text-align="start" fo:text-indent="0cm"/>
    </style:style>
    <style:style style:name="P16" style:family="paragraph">
      <style:paragraph-properties fo:margin-left="0cm" fo:margin-right="0cm" fo:margin-top="0cm" fo:margin-bottom="0cm" fo:line-height="9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+mn-ea1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solid" style:text-line-through-type="singl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2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2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ff3333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2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2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7" style:family="text">
      <style:text-properties fo:font-variant="normal" fo:text-transform="none" fo:color="#92d05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6cm" text:min-label-width="1.264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6cm" text:min-label-width="1.26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6cm" text:min-label-width="1.26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6cm" text:min-label-width="1.58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6cm" text:min-label-width="1.58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0.006cm" text:min-label-width="0.788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6cm" text:min-label-width="1.58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0.006cm" text:min-label-width="0.788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0.006cm" text:min-label-width="0.788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6cm" text:min-label-width="0.788cm"/>
        <style:text-properties fo:font-family="Arial" style:font-family-generic="swiss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6cm" text:min-label-width="0.788cm"/>
        <style:text-properties fo:font-family="Arial" style:font-family-generic="swiss" fo:color="#92d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6cm" text:min-label-width="0.629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6cm" text:min-label-width="0.629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6cm" text:min-label-width="0.629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25.193cm" svg:height="3.5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193cm" svg:height="12.173cm" svg:x="1.4cm" svg:y="4.914cm">
          <text:p text:style-name="P2"><text:span text:style-name="T1">Mo</text:span><text:span text:style-name="T1">se</text:span><text:span text:style-name="T1">s </text:span><text:span text:style-name="T1">in </text:span><text:span text:style-name="T1">a </text:span><text:span text:style-name="T1">Ne</text:span><text:span text:style-name="T1">ura</text:span><text:span text:style-name="T1">l </text:span><text:span text:style-name="T1">MT </text:span><text:span text:style-name="T1">Wo</text:span><text:span text:style-name="T1">rld</text:span></text:p>
          <text:p text:style-name="P2"><text:span text:style-name="T2">Hieu </text:span><text:span text:style-name="T2">Hoan</text:span><text:span text:style-name="T2">g</text:span></text:p>
          <text:p text:style-name="P2"><text:span text:style-name="T2">MT </text:span><text:span text:style-name="T2">Mara</text:span><text:span text:style-name="T2">thon </text:span><text:span text:style-name="T2">2017</text:span></text:p>
          <text:p text:style-name="P2"><text:span text:style-name="T2">Dayt</text:span><text:span text:style-name="T2">on, </text:span><text:span text:style-name="T2">Oh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5" draw:layer="layout" svg:width="16.793cm" svg:height="13.358cm" svg:x="2.1cm" svg:y="14.107cm" presentation:class="notes" presentation:user-transformed="true">
            <draw:text-box>
              <text:p text:style-name="P4"><text:span text:style-name="T3">This talk is </text:span><text:span text:style-name="T3">entitled </text:span><text:span text:style-name="T3">‘Moses2 </text:span><text:span text:style-name="T3">in…’</text:span></text:p>
              <text:p text:style-name="P4"><text:span text:style-name="T3"><text:s text:c="2"/></text:span><text:span text:style-name="T3">- Moses2 </text:span><text:span text:style-name="T3">is a </text:span><text:span text:style-name="T3">faster </text:span><text:span text:style-name="T3">impleme</text:span><text:span text:style-name="T3">ntation </text:span><text:span text:style-name="T3">of </text:span><text:span text:style-name="T3">Moses, </text:span><text:span text:style-name="T3">which I’ll </text:span><text:span text:style-name="T3">tell you </text:span><text:span text:style-name="T3">about </text:span><text:span text:style-name="T3">later</text:span></text:p>
              <text:p text:style-name="P4"><text:span text:style-name="T3"/></text:p>
              <text:p text:style-name="P4"><text:span text:style-name="T3">But it’s </text:span><text:span text:style-name="T3">really </text:span><text:span text:style-name="T3">about </text:span><text:span text:style-name="T3">‘Moses </text:span><text:span text:style-name="T3">in a ….’</text:span></text:p>
              <text:p text:style-name="P4"><text:span text:style-name="T3"/></text:p>
            </draw:text-box>
          </draw:frame>
          <draw:custom-shape draw:name="CustomShape 2" draw:style-name="gr3" draw:text-style-name="P3" draw:layer="layout" svg:width="9.107cm" svg:height="1.478cm" svg:x="11.886cm" svg:y="28.215cm">
            <text:p text:style-name="P6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CustomShape 1" draw:style-name="gr1" draw:text-style-name="P1" draw:layer="layout" svg:width="25.193cm" svg:height="3.5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193cm" svg:height="12.173cm" svg:x="1.4cm" svg:y="4.914cm">
          <text:p text:style-name="P2"><text:span text:style-name="T1">SM</text:span><text:span text:style-name="T1">T </text:span><text:span text:style-name="T5">Mo</text:span><text:span text:style-name="T5">se</text:span><text:span text:style-name="T5">s</text:span><text:span text:style-name="T1"> </text:span><text:span text:style-name="T1">in </text:span><text:span text:style-name="T1">a </text:span><text:span text:style-name="T1">Ne</text:span><text:span text:style-name="T1">ura</text:span><text:span text:style-name="T1">l </text:span><text:span text:style-name="T1">MT </text:span><text:span text:style-name="T1">Wo</text:span><text:span text:style-name="T1">rld</text:span></text:p>
          <text:p text:style-name="P2"><text:span text:style-name="T2">Hieu </text:span><text:span text:style-name="T2">Hoan</text:span><text:span text:style-name="T2">g</text:span></text:p>
          <text:p text:style-name="P2"><text:span text:style-name="T2">MT </text:span><text:span text:style-name="T2">Mara</text:span><text:span text:style-name="T2">thon </text:span><text:span text:style-name="T2">2017</text:span></text:p>
          <text:p text:style-name="P2"><text:span text:style-name="T2">Dayt</text:span><text:span text:style-name="T2">on, </text:span><text:span text:style-name="T2">Oh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5" draw:layer="layout" svg:width="16.793cm" svg:height="13.358cm" svg:x="2.1cm" svg:y="14.107cm" presentation:class="notes" presentation:user-transformed="true">
            <draw:text-box>
              <text:p text:style-name="P7"><text:span text:style-name="T3">But it’s </text:span><text:span text:style-name="T3">really </text:span><text:span text:style-name="T3">about </text:span><text:span text:style-name="T3">‘Statistic</text:span><text:span text:style-name="T3">al MT in </text:span><text:span text:style-name="T3">a ….’</text:span></text:p>
              <text:p text:style-name="P7"><text:span text:style-name="T3"/></text:p>
            </draw:text-box>
          </draw:frame>
          <draw:custom-shape draw:name="CustomShape 2" draw:style-name="gr3" draw:text-style-name="P3" draw:layer="layout" svg:width="9.107cm" svg:height="1.478cm" svg:x="11.886cm" svg:y="28.215cm">
            <text:p text:style-name="P6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Default">
        <draw:custom-shape draw:name="CustomShape 1" draw:style-name="gr2" draw:text-style-name="P3" draw:layer="layout" svg:width="25.193cm" svg:height="3.5cm" svg:x="1.4cm" svg:y="0.837cm">
          <text:p text:style-name="P2"><text:span text:style-name="T6">W</text:span><text:span text:style-name="T6">hy </text:span><text:span text:style-name="T6">w</text:span><text:span text:style-name="T6">or</text:span><text:span text:style-name="T6">k </text:span><text:span text:style-name="T6">on </text:span><text:span text:style-name="T6">S</text:span><text:span text:style-name="T6">M</text:span><text:span text:style-name="T6">T</text:span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5.193cm" svg:height="14.88cm" svg:x="1.4cm" svg:y="4.914cm">
          <text:list text:style-name="L3">
            <text:list-item>
              <text:p text:style-name="P8"><text:span text:style-name="T1">I</text:span><text:span text:style-name="T1">t</text:span><text:span text:style-name="T1">’</text:span><text:span text:style-name="T1">s</text:span><text:span text:style-name="T1"> </text:span><text:span text:style-name="T1">s</text:span><text:span text:style-name="T1">t</text:span><text:span text:style-name="T1">i</text:span><text:span text:style-name="T1">l</text:span><text:span text:style-name="T1">l </text:span><text:span text:style-name="T1">b</text:span><text:span text:style-name="T1">e</text:span><text:span text:style-name="T1">i</text:span><text:span text:style-name="T1">n</text:span><text:span text:style-name="T1">g</text:span><text:span text:style-name="T1"> </text:span><text:span text:style-name="T1">u</text:span><text:span text:style-name="T1">s</text:span><text:span text:style-name="T1">e</text:span><text:span text:style-name="T1">d</text:span></text:p>
            </text:list-item>
          </text:list>
          <text:p text:style-name="P8"><text:span text:style-name="T7"/></text:p>
          <text:list text:continue-numbering="true" text:style-name="L3">
            <text:list-item>
              <text:p text:style-name="P8"><text:span text:style-name="T1">C</text:span><text:span text:style-name="T1">o</text:span><text:span text:style-name="T1">m</text:span><text:span text:style-name="T1">p</text:span><text:span text:style-name="T1">e</text:span><text:span text:style-name="T1">t</text:span><text:span text:style-name="T1">i</text:span><text:span text:style-name="T1">t</text:span><text:span text:style-name="T1">i</text:span><text:span text:style-name="T1">v</text:span><text:span text:style-name="T1">e</text:span><text:span text:style-name="T1"> </text:span><text:span text:style-name="T1">q</text:span><text:span text:style-name="T1">u</text:span><text:span text:style-name="T1">a</text:span><text:span text:style-name="T1">l</text:span><text:span text:style-name="T1">i</text:span><text:span text:style-name="T1">t</text:span><text:span text:style-name="T1">y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1">S</text:span><text:span text:style-name="T1">o</text:span><text:span text:style-name="T1">m</text:span><text:span text:style-name="T1">e</text:span><text:span text:style-name="T1">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 </text:span><text:span text:style-name="T1">p</text:span><text:span text:style-name="T1">a</text:span><text:span text:style-name="T1">i</text:span><text:span text:style-name="T1">r</text:span><text:span text:style-name="T1">s</text:span></text:p>
                </text:list-item>
                <text:list-item>
                  <text:p text:style-name="P8"><text:span text:style-name="T1">L</text:span><text:span text:style-name="T1">o</text:span><text:span text:style-name="T1">w</text:span><text:span text:style-name="T1"> </text:span><text:span text:style-name="T1">r</text:span><text:span text:style-name="T1">e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s</text:span></text:p>
                </text:list-item>
                <text:list-item>
                  <text:p text:style-name="P8"><text:span text:style-name="T1">O</text:span><text:span text:style-name="T1">u</text:span><text:span text:style-name="T1">t</text:span><text:span text:style-name="T1">-</text:span><text:span text:style-name="T1">o</text:span><text:span text:style-name="T1">f</text:span><text:span text:style-name="T1">-</text:span><text:span text:style-name="T1">d</text:span><text:span text:style-name="T1">o</text:span><text:span text:style-name="T1">m</text:span><text:span text:style-name="T1">a</text:span><text:span text:style-name="T1">i</text:span><text:span text:style-name="T1">n</text:span></text:p>
                </text:list-item>
              </text:list>
            </text:list-item>
          </text:list>
          <text:p text:style-name="P8"><text:span text:style-name="T7"/></text:p>
          <text:list text:continue-numbering="true" text:style-name="L4">
            <text:list-item>
              <text:p text:style-name="P8"><text:span text:style-name="T1">T</text:span><text:span text:style-name="T1">r</text:span><text:span text:style-name="T1">a</text:span><text:span text:style-name="T1">n</text:span><text:span text:style-name="T1">s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s</text:span><text:span text:style-name="T1">p</text:span><text:span text:style-name="T1">e</text:span><text:span text:style-name="T1">e</text:span><text:span text:style-name="T1">d</text:span></text:p>
            </text:list-item>
          </text:list>
          <text:p text:style-name="P8"><text:span text:style-name="T7"/></text:p>
          <text:list text:continue-numbering="true" text:style-name="L4">
            <text:list-item>
              <text:p text:style-name="P8"><text:span text:style-name="T1">H</text:span><text:span text:style-name="T1">y</text:span><text:span text:style-name="T1">b</text:span><text:span text:style-name="T1">r</text:span><text:span text:style-name="T1">i</text:span><text:span text:style-name="T1">d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5" draw:layer="layout" svg:width="16.793cm" svg:height="13.358cm" svg:x="2.1cm" svg:y="14.107cm" presentation:class="notes" presentation:user-transformed="true">
            <draw:text-box>
              <text:p text:style-name="P4"><text:span text:style-name="T3">This a talk</text:span></text:p>
              <text:p text:style-name="P4"><text:span text:style-name="T3"><text:s text:c="2"/></text:span><text:span text:style-name="T3">- </text:span><text:span text:style-name="T3">compare </text:span><text:span text:style-name="T3">SMT v </text:span><text:span text:style-name="T3">NMT</text:span></text:p>
              <text:p text:style-name="P4"><text:span text:style-name="T3"><text:s text:c="2"/></text:span><text:span text:style-name="T3">- is NMT </text:span><text:span text:style-name="T3">better </text:span><text:span text:style-name="T3">than </text:span><text:span text:style-name="T3">NMT </text:span><text:span text:style-name="T3">across </text:span><text:span text:style-name="T3">the </text:span><text:span text:style-name="T3">board?</text:span></text:p>
              <text:p text:style-name="P4"><text:span text:style-name="T3"><text:s text:c="6"/></text:span><text:span text:style-name="T3">- why </text:span><text:span text:style-name="T3">should </text:span><text:span text:style-name="T3">we </text:span><text:span text:style-name="T3">bother </text:span><text:span text:style-name="T3">carrying </text:span><text:span text:style-name="T3">on with </text:span><text:span text:style-name="T3">SMT?</text:span></text:p>
              <text:p text:style-name="P4"><text:span text:style-name="T3"><text:s text:c="2"/></text:span><text:span text:style-name="T3">- </text:span><text:span text:style-name="T3">obviousl</text:span><text:span text:style-name="T3">y not</text:span></text:p>
              <text:p text:style-name="P4"><text:span text:style-name="T3"><text:s text:c="6"/></text:span><text:span text:style-name="T3">- </text:span><text:span text:style-name="T3">where </text:span><text:span text:style-name="T3">does </text:span><text:span text:style-name="T3">SMT still </text:span><text:span text:style-name="T3">hold it’s </text:span><text:span text:style-name="T3">own</text:span></text:p>
              <text:p text:style-name="P4"><text:span text:style-name="T3"><text:s text:c="2"/></text:span><text:span text:style-name="T3">- where </text:span><text:span text:style-name="T3">SMT &amp; </text:span><text:span text:style-name="T3">NMT </text:span><text:span text:style-name="T3">can </text:span><text:span text:style-name="T3">learn </text:span><text:span text:style-name="T3">from </text:span><text:span text:style-name="T3">each </text:span><text:span text:style-name="T3">other</text:span></text:p>
              <text:p text:style-name="P4"><text:span text:style-name="T3"><text:s text:c="6"/></text:span><text:span text:style-name="T3">- what </text:span><text:span text:style-name="T3">SMT can </text:span><text:span text:style-name="T3">do for </text:span><text:span text:style-name="T3">NMT</text:span></text:p>
              <text:p text:style-name="P4"><text:span text:style-name="T3"><text:s text:c="6"/></text:span><text:span text:style-name="T3">- vice </text:span><text:span text:style-name="T3">versa</text:span></text:p>
              <text:p text:style-name="P4"><text:span text:style-name="T3"><text:s text:c="2"/></text:span><text:span text:style-name="T3">- what </text:span><text:span text:style-name="T3">can SMT </text:span><text:span text:style-name="T3">to </text:span><text:span text:style-name="T3">maintain </text:span><text:span text:style-name="T3">relevanc</text:span><text:span text:style-name="T3">e</text:span></text:p>
              <text:p text:style-name="P4"><text:span text:style-name="T3"/></text:p>
              <text:p text:style-name="P4"><text:span text:style-name="T3">This </text:span><text:span text:style-name="T3">question </text:span><text:span text:style-name="T3">of SMT </text:span><text:span text:style-name="T3">v. NMT</text:span></text:p>
              <text:p text:style-name="P4"><text:span text:style-name="T3"><text:s text:c="2"/></text:span><text:span text:style-name="T3">- reminds </text:span><text:span text:style-name="T3">me of a </text:span><text:span text:style-name="T3">previous </text:span><text:span text:style-name="T3">battle </text:span><text:span text:style-name="T3">between </text:span><text:span text:style-name="T3">PB and </text:span><text:span text:style-name="T3">hierarchi</text:span><text:span text:style-name="T3">cal </text:span><text:span text:style-name="T3">model, </text:span><text:span text:style-name="T3">and </text:span><text:span text:style-name="T3">syntax </text:span><text:span text:style-name="T3">model</text:span></text:p>
              <text:p text:style-name="P4"><text:span text:style-name="T3"><text:s text:c="2"/></text:span><text:span text:style-name="T3">- hiero </text:span><text:span text:style-name="T3">model </text:span><text:span text:style-name="T3">was </text:span><text:span text:style-name="T3">great for </text:span><text:span text:style-name="T3">certain </text:span><text:span text:style-name="T3">divergen</text:span><text:span text:style-name="T3">t </text:span><text:span text:style-name="T3">languag</text:span><text:span text:style-name="T3">es</text:span></text:p>
              <text:p text:style-name="P4"><text:span text:style-name="T3"><text:s text:c="6"/></text:span><text:span text:style-name="T3">- </text:span><text:span text:style-name="T3">found </text:span><text:span text:style-name="T3">out not </text:span><text:span text:style-name="T3">so great </text:span><text:span text:style-name="T3">for </text:span><text:span text:style-name="T3">others</text:span></text:p>
              <text:p text:style-name="P4"><text:span text:style-name="T3"><text:s text:c="6"/></text:span><text:span text:style-name="T3">- </text:span><text:span text:style-name="T3">resource </text:span><text:span text:style-name="T3">hog – </text:span><text:span text:style-name="T3">required </text:span><text:span text:style-name="T3">much </text:span><text:span text:style-name="T3">more </text:span><text:span text:style-name="T3">RAM, </text:span><text:span text:style-name="T3">disk </text:span><text:span text:style-name="T3">space, </text:span><text:span text:style-name="T3">slower </text:span><text:span text:style-name="T3">than pb</text:span></text:p>
              <text:p text:style-name="P4"><text:span text:style-name="T3"><text:s text:c="5"/></text:span><text:span text:style-name="T3">- really </text:span><text:span text:style-name="T3">interesti</text:span><text:span text:style-name="T3">ng </text:span><text:span text:style-name="T3">model</text:span></text:p>
              <text:p text:style-name="P4"><text:span text:style-name="T3"><text:s text:c="10"/></text:span><text:span text:style-name="T3">- I </text:span><text:span text:style-name="T3">used it a </text:span><text:span text:style-name="T3">lot in my </text:span><text:span text:style-name="T3">phd</text:span></text:p>
              <text:p text:style-name="P4"><text:span text:style-name="T3"><text:s text:c="5"/></text:span><text:span text:style-name="T3">- didn’t </text:span><text:span text:style-name="T3">go on to </text:span><text:span text:style-name="T3">conquer </text:span><text:span text:style-name="T3">everythi</text:span><text:span text:style-name="T3">ng like </text:span><text:span text:style-name="T3">we had </text:span><text:span text:style-name="T3">hope</text:span></text:p>
              <text:p text:style-name="P4"><text:span text:style-name="T3">NMT is a </text:span><text:span text:style-name="T3">much </text:span><text:span text:style-name="T3">more </text:span><text:span text:style-name="T3">formidab</text:span><text:span text:style-name="T3">le </text:span><text:span text:style-name="T3">alternati</text:span><text:span text:style-name="T3">ve to </text:span><text:span text:style-name="T3">SMT and </text:span><text:span text:style-name="T3">phrase-</text:span><text:span text:style-name="T3">based</text:span></text:p>
              <text:p text:style-name="P4"><text:span text:style-name="T3"><text:s text:c="3"/></text:span><text:span text:style-name="T3">- it </text:span><text:span text:style-name="T3">remind </text:span><text:span text:style-name="T3">me of </text:span><text:span text:style-name="T3">the </text:span><text:span text:style-name="T3">phrase-</text:span><text:span text:style-name="T3">based v. </text:span><text:span text:style-name="T3">hiero </text:span><text:span text:style-name="T3">battle</text:span></text:p>
              <text:p text:style-name="P4"><text:span text:style-name="T3"><text:s text:c="3"/></text:span><text:span text:style-name="T3">- ‘cos </text:span><text:span text:style-name="T3">they not </text:span><text:span text:style-name="T3">on </text:span><text:span text:style-name="T3">opposin</text:span><text:span text:style-name="T3">g side, </text:span><text:span text:style-name="T3">we’re all </text:span><text:span text:style-name="T3">here to </text:span><text:span text:style-name="T3">make </text:span><text:span text:style-name="T3">MT </text:span><text:span text:style-name="T3">better</text:span></text:p>
              <text:p text:style-name="P4"><text:span text:style-name="T3"><text:s text:c="9"/></text:span><text:span text:style-name="T3">- </text:span><text:span text:style-name="T3">with a </text:span><text:span text:style-name="T3">variety </text:span><text:span text:style-name="T3">of these </text:span><text:span text:style-name="T3">tools </text:span><text:span text:style-name="T3">now </text:span><text:span text:style-name="T3">available </text:span><text:span text:style-name="T3">to us</text:span></text:p>
              <text:p text:style-name="P4"><text:span text:style-name="T3"><text:s text:c="7"/></text:span><text:span text:style-name="T3">- </text:span><text:span text:style-name="T3">none of </text:span><text:span text:style-name="T3">us are </text:span><text:span text:style-name="T3">pb </text:span><text:span text:style-name="T3">research</text:span><text:span text:style-name="T3">er, or </text:span><text:span text:style-name="T3">SMT </text:span><text:span text:style-name="T3">research</text:span><text:span text:style-name="T3">er</text:span></text:p>
              <text:p text:style-name="P4"><text:span text:style-name="T3"><text:s text:c="7"/></text:span><text:span text:style-name="T3">- </text:span><text:span text:style-name="T3">we’re </text:span><text:span text:style-name="T3">MT </text:span><text:span text:style-name="T3">research</text:span><text:span text:style-name="T3">ers. </text:span></text:p>
              <text:p text:style-name="P4"><text:span text:style-name="T3"><text:s text:c="7"/></text:span><text:span text:style-name="T3">- Or </text:span><text:span text:style-name="T3">compute</text:span><text:span text:style-name="T3">r </text:span><text:span text:style-name="T3">scientist </text:span></text:p>
              <text:p text:style-name="P4"><text:span text:style-name="T3"><text:s text:c="6"/></text:span><text:span text:style-name="T3">- or </text:span><text:span text:style-name="T3">computa</text:span><text:span text:style-name="T3">tional </text:span><text:span text:style-name="T3">linguist</text:span></text:p>
              <text:p text:style-name="P4"><text:span text:style-name="T3"><text:s text:c="6"/></text:span><text:span text:style-name="T3">- or </text:span><text:span text:style-name="T3">whateve</text:span><text:span text:style-name="T3">r you </text:span><text:span text:style-name="T3">want to </text:span><text:span text:style-name="T3">label </text:span><text:span text:style-name="T3">yourslef</text:span></text:p>
            </draw:text-box>
          </draw:frame>
        </presentation:notes>
      </draw:page>
      <draw:page draw:name="page4" draw:style-name="dp1" draw:master-page-name="Default">
        <draw:custom-shape draw:name="CustomShape 1" draw:style-name="gr5" draw:text-style-name="P10" draw:layer="layout" svg:width="25.193cm" svg:height="3.5cm" svg:x="1.4cm" svg:y="0.837cm">
          <text:p text:style-name="P9"><text:span text:style-name="T6">It’</text:span><text:span text:style-name="T6">s </text:span><text:span text:style-name="T6">sti</text:span><text:span text:style-name="T6">ll </text:span><text:span text:style-name="T6">us</text:span><text:span text:style-name="T6">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1" draw:layer="layout" svg:width="25.193cm" svg:height="15.349cm" svg:x="1.4cm" svg:y="3.752cm">
          <text:list text:style-name="L5">
            <text:list-item>
              <text:p text:style-name="P8"><text:span text:style-name="T8">E</text:span><text:span text:style-name="T8">U</text:span><text:span text:style-name="T8">,</text:span><text:span text:style-name="T8"> </text:span><text:span text:style-name="T8">W</text:span><text:span text:style-name="T8">I</text:span><text:span text:style-name="T8">P</text:span><text:span text:style-name="T8">O</text:span><text:span text:style-name="T8">,</text:span><text:span text:style-name="T8"> </text:span><text:span text:style-name="T8">A</text:span><text:span text:style-name="T8">u</text:span><text:span text:style-name="T8">t</text:span><text:span text:style-name="T8">o</text:span><text:span text:style-name="T8">D</text:span><text:span text:style-name="T8">e</text:span><text:span text:style-name="T8">s</text:span><text:span text:style-name="T8">k</text:span><text:span text:style-name="T8">,</text:span><text:span text:style-name="T8"> </text:span><text:span text:style-name="T8">A</text:span><text:span text:style-name="T8">d</text:span><text:span text:style-name="T8">o</text:span><text:span text:style-name="T8">b</text:span><text:span text:style-name="T8">e</text:span><text:span text:style-name="T8">,</text:span><text:span text:style-name="T8"> </text:span><text:span text:style-name="T8">A</text:span><text:span text:style-name="T8">m</text:span><text:span text:style-name="T8">a</text:span><text:span text:style-name="T8">z</text:span><text:span text:style-name="T8">o</text:span><text:span text:style-name="T8">n</text:span><text:span text:style-name="T8">,</text:span><text:span text:style-name="T8"> </text:span><text:span text:style-name="T8">e</text:span><text:span text:style-name="T8">B</text:span><text:span text:style-name="T8">a</text:span><text:span text:style-name="T8">y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8"><text:span text:style-name="T2">All </text:span><text:span text:style-name="T2">us</text:span><text:span text:style-name="T2">e </text:span><text:span text:style-name="T2">M</text:span><text:span text:style-name="T2">os</text:span><text:span text:style-name="T2">es</text:span></text:p>
                    </text:list-item>
                  </text:list>
                </text:list-item>
              </text:list>
            </text:list-item>
          </text:list>
          <text:p text:style-name="P8"><text:span text:style-name="T7"/></text:p>
          <text:list text:continue-numbering="true" text:style-name="L6">
            <text:list-item>
              <text:p text:style-name="P8"><text:span text:style-name="T8">G</text:span><text:span text:style-name="T8">o</text:span><text:span text:style-name="T8">o</text:span><text:span text:style-name="T8">g</text:span><text:span text:style-name="T8">l</text:span><text:span text:style-name="T8">e</text:span></text:p>
            </text:list-item>
          </text:list>
          <text:list text:style-name="L7">
            <text:list-item>
              <text:list>
                <text:list-item>
                  <text:p text:style-name="P8"><text:span text:style-name="T2">20 </text:span><text:span text:style-name="T2">lan</text:span><text:span text:style-name="T2">gu</text:span><text:span text:style-name="T2">ag</text:span><text:span text:style-name="T2">e </text:span><text:span text:style-name="T2">pai</text:span><text:span text:style-name="T2">rs </text:span><text:span text:style-name="T2">us</text:span><text:span text:style-name="T2">es </text:span><text:span text:style-name="T2">N</text:span><text:span text:style-name="T2">M</text:span><text:span text:style-name="T2">T</text:span></text:p>
                </text:list-item>
                <text:list-item>
                  <text:p text:style-name="P8"><text:span text:style-name="T2">82 </text:span><text:span text:style-name="T2">m</text:span><text:span text:style-name="T2">or</text:span><text:span text:style-name="T2">e </text:span><text:span text:style-name="T2">to </text:span><text:span text:style-name="T2">go</text:span><text:span text:style-name="T2">!</text:span></text:p>
                </text:list-item>
              </text:list>
            </text:list-item>
          </text:list>
          <text:p text:style-name="P8"><text:span text:style-name="T7"/></text:p>
          <text:list text:continue-numbering="true" text:style-name="L7">
            <text:list-item>
              <text:p text:style-name="P8"><text:span text:style-name="T8">B</text:span><text:span text:style-name="T8">i</text:span><text:span text:style-name="T8">n</text:span><text:span text:style-name="T8">g</text:span></text:p>
              <text:list>
                <text:list-item>
                  <text:p text:style-name="P8"><text:span text:style-name="T2">11 </text:span><text:span text:style-name="T2">lan</text:span><text:span text:style-name="T2">gu</text:span><text:span text:style-name="T2">ag</text:span><text:span text:style-name="T2">e </text:span><text:span text:style-name="T2">pai</text:span><text:span text:style-name="T2">rs </text:span><text:span text:style-name="T2">us</text:span><text:span text:style-name="T2">es </text:span><text:span text:style-name="T2">N</text:span><text:span text:style-name="T2">M</text:span><text:span text:style-name="T2">T</text:span></text:p>
                </text:list-item>
                <text:list-item>
                  <text:p text:style-name="P8"><text:span text:style-name="T2">50 </text:span><text:span text:style-name="T2">m</text:span><text:span text:style-name="T2">or</text:span><text:span text:style-name="T2">e </text:span><text:span text:style-name="T2">to </text:span><text:span text:style-name="T2">go</text:span><text:span text:style-name="T2">!</text:span></text:p>
                </text:list-item>
              </text:list>
            </text:list-item>
          </text:list>
          <text:p text:style-name="P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5" draw:layer="layout" svg:width="16.793cm" svg:height="13.358cm" svg:x="2.1cm" svg:y="14.107cm" presentation:class="notes" presentation:user-transformed="true">
            <draw:text-box>
              <text:p text:style-name="P4"><text:span text:style-name="T3">These </text:span><text:span text:style-name="T3">compani</text:span><text:span text:style-name="T3">es are </text:span><text:span text:style-name="T3">on </text:span><text:span text:style-name="T3">record </text:span><text:span text:style-name="T3">as using </text:span><text:span text:style-name="T3">Moses </text:span><text:span text:style-name="T3">for their </text:span><text:span text:style-name="T3">MT.</text:span></text:p>
              <text:p text:style-name="P4"><text:span text:style-name="T3">All looking </text:span><text:span text:style-name="T3">at NMT </text:span><text:span text:style-name="T3">but still </text:span><text:span text:style-name="T3">using </text:span><text:span text:style-name="T3">SMT</text:span></text:p>
              <text:p text:style-name="P4"><text:span text:style-name="T3"/></text:p>
              <text:p text:style-name="P4"><text:span text:style-name="T3">Google &amp; </text:span><text:span text:style-name="T3">Bing </text:span><text:span text:style-name="T3">don’t </text:span><text:span text:style-name="T3">use </text:span><text:span text:style-name="T3">Moses </text:span><text:span text:style-name="T3">but they </text:span><text:span text:style-name="T3">are </text:span><text:span text:style-name="T3">massive </text:span><text:span text:style-name="T3">SMT </text:span><text:span text:style-name="T3">uses</text:span></text:p>
              <text:p text:style-name="P4"><text:span text:style-name="T3"/></text:p>
              <text:p text:style-name="P4"><text:span text:style-name="T3">For all the </text:span><text:span text:style-name="T3">hoo-haa </text:span><text:span text:style-name="T3">of using </text:span><text:span text:style-name="T3">NMT</text:span></text:p>
              <text:p text:style-name="P4"><text:span text:style-name="T3"><text:s text:c="3"/></text:span><text:span text:style-name="T3">- big </text:span><text:span text:style-name="T3">propone</text:span><text:span text:style-name="T3">nt of </text:span><text:span text:style-name="T3">Neural </text:span><text:span text:style-name="T3">MT</text:span></text:p>
              <text:p text:style-name="P4"><text:span text:style-name="T3"><text:s text:c="3"/></text:span><text:span text:style-name="T3">- most of </text:span><text:span text:style-name="T3">it is </text:span><text:span text:style-name="T3">marketin</text:span><text:span text:style-name="T3">g noise</text:span></text:p>
              <text:p text:style-name="P4"><text:span text:style-name="T3"><text:s text:c="2"/></text:span><text:span text:style-name="T3">- as of </text:span><text:span text:style-name="T3">April</text:span></text:p>
              <text:p text:style-name="P4"><text:span text:style-name="T3"><text:s text:c="6"/></text:span><text:span text:style-name="T3">- 20 </text:span><text:span text:style-name="T3">languag</text:span><text:span text:style-name="T3">e pairs </text:span><text:span text:style-name="T3">uses </text:span><text:span text:style-name="T3">NMT</text:span></text:p>
              <text:p text:style-name="P4"><text:span text:style-name="T3"><text:s text:c="2"/></text:span><text:span text:style-name="T3">- leaves </text:span><text:span text:style-name="T3">83 more </text:span><text:span text:style-name="T3">to go!</text:span></text:p>
              <text:p text:style-name="P4"><text:span text:style-name="T3"/></text:p>
              <text:p text:style-name="P4"><text:span text:style-name="T3">Bing</text:span></text:p>
              <text:p text:style-name="P4"><text:span text:style-name="T3"><text:s text:c="2"/></text:span><text:span text:style-name="T3">- as of </text:span><text:span text:style-name="T3">March</text:span></text:p>
              <text:p text:style-name="P4"><text:span text:style-name="T3"/></text:p>
              <text:p text:style-name="P4"><text:span text:style-name="T3">There may </text:span><text:span text:style-name="T3">be some </text:span><text:span text:style-name="T3">inertia in </text:span><text:span text:style-name="T3">moving </text:span><text:span text:style-name="T3">to NMT</text:span></text:p>
              <text:p text:style-name="P4"><text:span text:style-name="T3"><text:s text:c="2"/></text:span><text:span text:style-name="T3">- requires </text:span><text:span text:style-name="T3">investme</text:span><text:span text:style-name="T3">nt in </text:span><text:span text:style-name="T3">GPU, </text:span><text:span text:style-name="T3">expertis</text:span><text:span text:style-name="T3">e</text:span></text:p>
              <text:p text:style-name="P4"><text:span text:style-name="T3"/></text:p>
              <text:p text:style-name="P4"><text:span text:style-name="T3">Google &amp; </text:span><text:span text:style-name="T3">microsof</text:span><text:span text:style-name="T3">t</text:span></text:p>
              <text:p text:style-name="P4"><text:span text:style-name="T3"><text:s text:c="2"/></text:span><text:span text:style-name="T3">- buy as </text:span><text:span text:style-name="T3">much </text:span><text:span text:style-name="T3">expertis</text:span><text:span text:style-name="T3">e as </text:span><text:span text:style-name="T3">they </text:span><text:span text:style-name="T3">need</text:span></text:p>
              <text:p text:style-name="P4"><text:span text:style-name="T3"><text:s text:c="2"/></text:span><text:span text:style-name="T3">- this </text:span><text:span text:style-name="T3">prob </text:span><text:span text:style-name="T3">isn’t the </text:span><text:span text:style-name="T3">case</text:span></text:p>
              <text:p text:style-name="P4"><text:span text:style-name="T3"><text:s text:c="2"/></text:span><text:span text:style-name="T3">- still use </text:span><text:span text:style-name="T3">SMT</text:span></text:p>
              <text:p text:style-name="P4"><text:span text:style-name="T3"><text:s text:c="6"/></text:span><text:span text:style-name="T3">- cos </text:span><text:span text:style-name="T3">it’s </text:span><text:span text:style-name="T3">better </text:span><text:span text:style-name="T3">than </text:span><text:span text:style-name="T3">NMT</text:span></text:p>
              <text:p text:style-name="P4"><text:span text:style-name="T3"><text:s text:c="6"/></text:span><text:span text:style-name="T3">- </text:span><text:span text:style-name="T3">faster or </text:span><text:span text:style-name="T3">cost </text:span><text:span text:style-name="T3">them </text:span><text:span text:style-name="T3">less</text:span></text:p>
              <text:p text:style-name="P4"><text:span text:style-name="T3"/></text:p>
              <text:p text:style-name="P4"><text:span text:style-name="T3">Any </text:span><text:span text:style-name="T3">research </text:span><text:span text:style-name="T3">which </text:span><text:span text:style-name="T3">we do</text:span></text:p>
              <text:p text:style-name="P4"><text:span text:style-name="T3"><text:s text:c="2"/></text:span><text:span text:style-name="T3">- to make </text:span><text:span text:style-name="T3">smt </text:span><text:span text:style-name="T3">better</text:span></text:p>
              <text:p text:style-name="P4"><text:span text:style-name="T3"><text:s text:c="2"/></text:span><text:span text:style-name="T3">- faster</text:span></text:p>
              <text:p text:style-name="P4"><text:span text:style-name="T3">Still </text:span><text:span text:style-name="T3">relevant</text:span></text:p>
              <text:p text:style-name="P4"><text:span text:style-name="T3"/></text:p>
              <text:p text:style-name="P4"><text:span text:style-name="T3">So why </text:span><text:span text:style-name="T3">are </text:span><text:span text:style-name="T3">people </text:span><text:span text:style-name="T3">still </text:span><text:span text:style-name="T3">using </text:span><text:span text:style-name="T3">SMT?</text:span></text:p>
            </draw:text-box>
          </draw:frame>
          <draw:custom-shape draw:name="CustomShape 2" draw:style-name="gr3" draw:text-style-name="P3" draw:layer="layout" svg:width="9.107cm" svg:height="1.478cm" svg:x="11.886cm" svg:y="28.215cm">
            <text:p text:style-name="P6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">
        <draw:custom-shape draw:name="CustomShape 1" draw:style-name="gr2" draw:text-style-name="P3" draw:layer="layout" svg:width="25.193cm" svg:height="3.5cm" svg:x="1.4cm" svg:y="0.837cm">
          <text:p text:style-name="P2"><text:span text:style-name="T6">C</text:span><text:span text:style-name="T6">o</text:span><text:span text:style-name="T6">m</text:span><text:span text:style-name="T6">pe</text:span><text:span text:style-name="T6">titi</text:span><text:span text:style-name="T6">ve </text:span><text:span text:style-name="T6">Q</text:span><text:span text:style-name="T6">ua</text:span><text:span text:style-name="T6">lit</text:span><text:span text:style-name="T6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4.835cm" svg:height="2.897cm" svg:x="1.4cm" svg:y="5.953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2"><text:span text:style-name="T9">ar-en</text:span></text:p>
              </table:table-cell>
              <table:table-cell>
                <text:p text:style-name="P12"><text:span text:style-name="T9">ar-es</text:span></text:p>
              </table:table-cell>
              <table:table-cell>
                <text:p text:style-name="P12"><text:span text:style-name="T9">ar-fr</text:span></text:p>
              </table:table-cell>
              <table:table-cell>
                <text:p text:style-name="P12"><text:span text:style-name="T9">ar-ru</text:span></text:p>
              </table:table-cell>
              <table:table-cell>
                <text:p text:style-name="P12"><text:span text:style-name="T9">ar-zh</text:span></text:p>
              </table:table-cell>
              <table:table-cell>
                <text:p text:style-name="P12"><text:span text:style-name="T9">en-ar</text:span></text:p>
              </table:table-cell>
              <table:table-cell>
                <text:p text:style-name="P12"><text:span text:style-name="T9">en-es</text:span></text:p>
              </table:table-cell>
              <table:table-cell>
                <text:p text:style-name="P12"><text:span text:style-name="T9">en-fr</text:span></text:p>
              </table:table-cell>
              <table:table-cell>
                <text:p text:style-name="P12"><text:span text:style-name="T9">en-ru</text:span></text:p>
              </table:table-cell>
              <table:table-cell>
                <text:p text:style-name="P12"><text:span text:style-name="T9">en-zh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9">pb</text:span></text:p>
              </table:table-cell>
              <table:table-cell>
                <text:p text:style-name="P6"><text:span text:style-name="T9">53.07</text:span></text:p>
              </table:table-cell>
              <table:table-cell>
                <text:p text:style-name="P6"><text:span text:style-name="T9">49.77</text:span></text:p>
              </table:table-cell>
              <table:table-cell>
                <text:p text:style-name="P6"><text:span text:style-name="T9">42.80</text:span></text:p>
              </table:table-cell>
              <table:table-cell>
                <text:p text:style-name="P6"><text:span text:style-name="T9">36.00</text:span></text:p>
              </table:table-cell>
              <table:table-cell>
                <text:p text:style-name="P6"><text:span text:style-name="T9">31.58</text:span></text:p>
              </table:table-cell>
              <table:table-cell>
                <text:p text:style-name="P6"><text:span text:style-name="T9">41.96</text:span></text:p>
              </table:table-cell>
              <table:table-cell>
                <text:p text:style-name="P6"><text:span text:style-name="T9">61.26</text:span></text:p>
              </table:table-cell>
              <table:table-cell>
                <text:p text:style-name="P6"><text:span text:style-name="T9">50.09</text:span></text:p>
              </table:table-cell>
              <table:table-cell>
                <text:p text:style-name="P6"><text:span text:style-name="T9">43.25</text:span></text:p>
              </table:table-cell>
              <table:table-cell>
                <text:p text:style-name="P6"><text:span text:style-name="T9">37.84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9">NMT</text:span></text:p>
              </table:table-cell>
              <table:table-cell>
                <text:p text:style-name="P6"><text:span text:style-name="T10">55.97</text:span></text:p>
              </table:table-cell>
              <table:table-cell>
                <text:p text:style-name="P6"><text:span text:style-name="T10">52.16</text:span></text:p>
              </table:table-cell>
              <table:table-cell>
                <text:p text:style-name="P6"><text:span text:style-name="T10">44.67</text:span></text:p>
              </table:table-cell>
              <table:table-cell>
                <text:p text:style-name="P6"><text:span text:style-name="T10">38.77</text:span></text:p>
              </table:table-cell>
              <table:table-cell>
                <text:p text:style-name="P6"><text:span text:style-name="T10">39.73</text:span></text:p>
              </table:table-cell>
              <table:table-cell>
                <text:p text:style-name="P6"><text:span text:style-name="T10">45.07</text:span></text:p>
              </table:table-cell>
              <table:table-cell>
                <text:p text:style-name="P6"><text:span text:style-name="T10">62.12</text:span></text:p>
              </table:table-cell>
              <table:table-cell>
                <text:p text:style-name="P6"><text:span text:style-name="T10">51.46</text:span></text:p>
              </table:table-cell>
              <table:table-cell>
                <text:p text:style-name="P6"><text:span text:style-name="T10">45.27</text:span></text:p>
              </table:table-cell>
              <table:table-cell>
                <text:p text:style-name="P6"><text:span text:style-name="T10">46.8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3" draw:style-name="standard" draw:layer="layout" svg:width="24.835cm" svg:height="2.897cm" svg:x="1.397cm" svg:y="9.714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2"><text:span text:style-name="T9">es-ar</text:span></text:p>
              </table:table-cell>
              <table:table-cell>
                <text:p text:style-name="P12"><text:span text:style-name="T9">es-en</text:span></text:p>
              </table:table-cell>
              <table:table-cell>
                <text:p text:style-name="P12"><text:span text:style-name="T9">es-fr</text:span></text:p>
              </table:table-cell>
              <table:table-cell>
                <text:p text:style-name="P12"><text:span text:style-name="T9">es-ru</text:span></text:p>
              </table:table-cell>
              <table:table-cell>
                <text:p text:style-name="P12"><text:span text:style-name="T9">es-zh</text:span></text:p>
              </table:table-cell>
              <table:table-cell>
                <text:p text:style-name="P12"><text:span text:style-name="T9">fr-ar</text:span></text:p>
              </table:table-cell>
              <table:table-cell>
                <text:p text:style-name="P12"><text:span text:style-name="T9">fr-en</text:span></text:p>
              </table:table-cell>
              <table:table-cell>
                <text:p text:style-name="P12"><text:span text:style-name="T9">fr-es</text:span></text:p>
              </table:table-cell>
              <table:table-cell>
                <text:p text:style-name="P12"><text:span text:style-name="T9">fr-ru</text:span></text:p>
              </table:table-cell>
              <table:table-cell>
                <text:p text:style-name="P12"><text:span text:style-name="T9">fr-zh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9">pb</text:span></text:p>
              </table:table-cell>
              <table:table-cell>
                <text:p text:style-name="P6"><text:span text:style-name="T9">38.13</text:span></text:p>
              </table:table-cell>
              <table:table-cell>
                <text:p text:style-name="P6"><text:span text:style-name="T9">59.89</text:span></text:p>
              </table:table-cell>
              <table:table-cell>
                <text:p text:style-name="P6"><text:span text:style-name="T11">49.76</text:span></text:p>
              </table:table-cell>
              <table:table-cell>
                <text:p text:style-name="P6"><text:span text:style-name="T9">39.69</text:span></text:p>
              </table:table-cell>
              <table:table-cell>
                <text:p text:style-name="P6"><text:span text:style-name="T9">31.27</text:span></text:p>
              </table:table-cell>
              <table:table-cell>
                <text:p text:style-name="P6"><text:span text:style-name="T9">34.43</text:span></text:p>
              </table:table-cell>
              <table:table-cell>
                <text:p text:style-name="P6"><text:span text:style-name="T9">52.22</text:span></text:p>
              </table:table-cell>
              <table:table-cell>
                <text:p text:style-name="P6"><text:span text:style-name="T12">52.44</text:span></text:p>
              </table:table-cell>
              <table:table-cell>
                <text:p text:style-name="P6"><text:span text:style-name="T9">36.48</text:span></text:p>
              </table:table-cell>
              <table:table-cell>
                <text:p text:style-name="P6"><text:span text:style-name="T9">29.98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9">NMT</text:span></text:p>
              </table:table-cell>
              <table:table-cell>
                <text:p text:style-name="P6"><text:span text:style-name="T10">39.69</text:span></text:p>
              </table:table-cell>
              <table:table-cell>
                <text:p text:style-name="P6"><text:span text:style-name="T10">61.13</text:span></text:p>
              </table:table-cell>
              <table:table-cell>
                <text:p text:style-name="P6"><text:span text:style-name="T9">49.75</text:span></text:p>
              </table:table-cell>
              <table:table-cell>
                <text:p text:style-name="P6"><text:span text:style-name="T10">40.96</text:span></text:p>
              </table:table-cell>
              <table:table-cell>
                <text:p text:style-name="P6"><text:span text:style-name="T10">41.21</text:span></text:p>
              </table:table-cell>
              <table:table-cell>
                <text:p text:style-name="P6"><text:span text:style-name="T10">35.53</text:span></text:p>
              </table:table-cell>
              <table:table-cell>
                <text:p text:style-name="P6"><text:span text:style-name="T10">52.38</text:span></text:p>
              </table:table-cell>
              <table:table-cell>
                <text:p text:style-name="P6"><text:span text:style-name="T9">51.78</text:span></text:p>
              </table:table-cell>
              <table:table-cell>
                <text:p text:style-name="P6"><text:span text:style-name="T10">37.26</text:span></text:p>
              </table:table-cell>
              <table:table-cell>
                <text:p text:style-name="P6"><text:span text:style-name="T10">37.3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le 4" draw:style-name="standard" draw:layer="layout" svg:width="24.835cm" svg:height="2.915cm" svg:x="1.285cm" svg:y="13.631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/>
              <table:table-cell>
                <text:p text:style-name="P12"><text:span text:style-name="T9">ru-ar</text:span></text:p>
              </table:table-cell>
              <table:table-cell>
                <text:p text:style-name="P12"><text:span text:style-name="T9">ru-en</text:span></text:p>
              </table:table-cell>
              <table:table-cell>
                <text:p text:style-name="P12"><text:span text:style-name="T9">ru-es</text:span></text:p>
              </table:table-cell>
              <table:table-cell>
                <text:p text:style-name="P12"><text:span text:style-name="T9">ru-fr</text:span></text:p>
              </table:table-cell>
              <table:table-cell>
                <text:p text:style-name="P12"><text:span text:style-name="T9">ru-zh</text:span></text:p>
              </table:table-cell>
              <table:table-cell>
                <text:p text:style-name="P12"><text:span text:style-name="T9">zh-ar</text:span></text:p>
              </table:table-cell>
              <table:table-cell>
                <text:p text:style-name="P12"><text:span text:style-name="T9">zh-en</text:span></text:p>
              </table:table-cell>
              <table:table-cell>
                <text:p text:style-name="P12"><text:span text:style-name="T9">zh-es</text:span></text:p>
              </table:table-cell>
              <table:table-cell>
                <text:p text:style-name="P12"><text:span text:style-name="T9">zh-fr</text:span></text:p>
              </table:table-cell>
              <table:table-cell>
                <text:p text:style-name="P12"><text:span text:style-name="T9">zh-ru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9">pb</text:span></text:p>
              </table:table-cell>
              <table:table-cell>
                <text:p text:style-name="P6"><text:span text:style-name="T9">34.43</text:span></text:p>
              </table:table-cell>
              <table:table-cell>
                <text:p text:style-name="P6"><text:span text:style-name="T12">52.59</text:span></text:p>
              </table:table-cell>
              <table:table-cell>
                <text:p text:style-name="P6"><text:span text:style-name="T9">49.61</text:span></text:p>
              </table:table-cell>
              <table:table-cell>
                <text:p text:style-name="P6"><text:span text:style-name="T9">43.37</text:span></text:p>
              </table:table-cell>
              <table:table-cell>
                <text:p text:style-name="P6"><text:span text:style-name="T9">32.63</text:span></text:p>
              </table:table-cell>
              <table:table-cell>
                <text:p text:style-name="P6"><text:span text:style-name="T9">28.02</text:span></text:p>
              </table:table-cell>
              <table:table-cell>
                <text:p text:style-name="P6"><text:span text:style-name="T9">42.97</text:span></text:p>
              </table:table-cell>
              <table:table-cell>
                <text:p text:style-name="P6"><text:span text:style-name="T9">39.64</text:span></text:p>
              </table:table-cell>
              <table:table-cell>
                <text:p text:style-name="P6"><text:span text:style-name="T9">34.42</text:span></text:p>
              </table:table-cell>
              <table:table-cell>
                <text:p text:style-name="P6"><text:span text:style-name="T9">29.57</text:span></text:p>
              </table:table-cell>
            </table:table-row>
            <table:table-row table:style-name="ro3" table:default-cell-style-name="ce3">
              <table:table-cell>
                <text:p text:style-name="P12"><text:span text:style-name="T9">NMT</text:span></text:p>
              </table:table-cell>
              <table:table-cell>
                <text:p text:style-name="P6"><text:span text:style-name="T10">35.73</text:span></text:p>
              </table:table-cell>
              <table:table-cell>
                <text:p text:style-name="P6"><text:span text:style-name="T9">52.35</text:span></text:p>
              </table:table-cell>
              <table:table-cell>
                <text:p text:style-name="P6"><text:span text:style-name="T10">50.45</text:span></text:p>
              </table:table-cell>
              <table:table-cell>
                <text:p text:style-name="P6"><text:span text:style-name="T10">44.14</text:span></text:p>
              </table:table-cell>
              <table:table-cell>
                <text:p text:style-name="P6"><text:span text:style-name="T10">39.42</text:span></text:p>
              </table:table-cell>
              <table:table-cell>
                <text:p text:style-name="P6"><text:span text:style-name="T10">35.38</text:span></text:p>
              </table:table-cell>
              <table:table-cell>
                <text:p text:style-name="P6"><text:span text:style-name="T10">51.77</text:span></text:p>
              </table:table-cell>
              <table:table-cell>
                <text:p text:style-name="P6"><text:span text:style-name="T10">48.29</text:span></text:p>
              </table:table-cell>
              <table:table-cell>
                <text:p text:style-name="P6"><text:span text:style-name="T10">42.00</text:span></text:p>
              </table:table-cell>
              <table:table-cell>
                <text:p text:style-name="P6"><text:span text:style-name="T10">36.41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CustomShape 5" draw:style-name="gr7" draw:text-style-name="P3" draw:layer="layout" svg:width="9.594cm" svg:height="1.667cm" svg:x="2.233cm" svg:y="17.821cm">
          <text:p text:style-name="P12"><text:span text:style-name="T7">(Junc</text:span><text:span text:style-name="T7">zys-</text:span><text:span text:style-name="T7">Dow</text:span><text:span text:style-name="T7">munt </text:span><text:span text:style-name="T7">et al, </text:span><text:span text:style-name="T7">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3" draw:layer="layout" svg:width="14.847cm" svg:height="1.431cm" svg:x="6.573cm" svg:y="3.63cm">
          <text:p text:style-name="P2"><text:span text:style-name="T13">Unit</text:span><text:span text:style-name="T13">ed </text:span><text:span text:style-name="T13">Nati</text:span><text:span text:style-name="T13">ons </text:span><text:span text:style-name="T13">Cor</text:span><text:span text:style-name="T13">p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5" draw:layer="layout" svg:width="16.793cm" svg:height="13.358cm" svg:x="2.1cm" svg:y="14.107cm" presentation:class="notes" presentation:user-transformed="true">
            <draw:text-box>
              <text:p text:style-name="P4"><text:span text:style-name="T3">Only </text:span></text:p>
              <text:p text:style-name="P4"><text:span text:style-name="T3"><text:s text:c="4"/></text:span><text:span text:style-name="T3">ru-en</text:span></text:p>
              <text:p text:style-name="P4"><text:span text:style-name="T3"><text:s text:c="4"/></text:span><text:span text:style-name="T3">Fr-es</text:span></text:p>
              <text:p text:style-name="P4"><text:span text:style-name="T3"><text:s text:c="4"/></text:span><text:span text:style-name="T3">Es-fr</text:span></text:p>
              <text:p text:style-name="P4"><text:span text:style-name="T3">Where pb </text:span><text:span text:style-name="T3">based </text:span><text:span text:style-name="T3">wins</text:span></text:p>
              <text:p text:style-name="P4"><text:span text:style-name="T3"/></text:p>
              <text:p text:style-name="P4"><text:span text:style-name="T3">NMT wins </text:span><text:span text:style-name="T3">all the </text:span><text:span text:style-name="T3">rest </text:span></text:p>
              <text:p text:style-name="P4"><text:span text:style-name="T3"><text:s text:c="2"/></text:span><text:span text:style-name="T3">- </text:span><text:span text:style-name="T3">sometim</text:span><text:span text:style-name="T3">e by </text:span><text:span text:style-name="T3">huge </text:span><text:span text:style-name="T3">margins</text:span></text:p>
              <text:p text:style-name="P4"><text:span text:style-name="T3"/></text:p>
            </draw:text-box>
          </draw:frame>
        </presentation:notes>
      </draw:page>
      <draw:page draw:name="page6" draw:style-name="dp1" draw:master-page-name="Default">
        <draw:custom-shape draw:name="CustomShape 1" draw:style-name="gr1" draw:text-style-name="P1" draw:layer="layout" svg:width="25.193cm" svg:height="3.5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193cm" svg:height="3.5cm" svg:x="1.823cm" svg:y="1.26cm">
          <text:p text:style-name="P2"><text:span text:style-name="T6">Tr</text:span><text:span text:style-name="T6">an</text:span><text:span text:style-name="T6">sl</text:span><text:span text:style-name="T6">ati</text:span><text:span text:style-name="T6">on </text:span><text:span text:style-name="T6">Q</text:span><text:span text:style-name="T6">ua</text:span><text:span text:style-name="T6">lit</text:span><text:span text:style-name="T6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12.443cm" svg:height="4.113cm" svg:x="4.021cm" svg:y="5.612cm">
          <table:table>
            <table:table-column table:style-name="co3"/>
            <table:table-column table:style-name="co3"/>
            <table:table-row table:style-name="ro4" table:default-cell-style-name="ce4">
              <table:table-cell/>
              <table:table-cell>
                <text:p text:style-name="P12"><text:span text:style-name="T14">BLEU</text:span></text:p>
              </table:table-cell>
            </table:table-row>
            <table:table-row table:style-name="ro4" table:default-cell-style-name="ce5">
              <table:table-cell>
                <text:p text:style-name="P12"><text:span text:style-name="T9">PB</text:span></text:p>
              </table:table-cell>
              <table:table-cell>
                <text:p text:style-name="P12"><text:span text:style-name="T9">25.8</text:span></text:p>
              </table:table-cell>
            </table:table-row>
            <table:table-row table:style-name="ro4" table:default-cell-style-name="ce6">
              <table:table-cell>
                <text:p text:style-name="P12"><text:span text:style-name="T9">Hierarchical</text:span></text:p>
              </table:table-cell>
              <table:table-cell>
                <text:p text:style-name="P12"><text:span text:style-name="T9">24.6</text:span></text:p>
              </table:table-cell>
            </table:table-row>
            <table:table-row table:style-name="ro5" table:default-cell-style-name="ce5">
              <table:table-cell>
                <text:p text:style-name="P12"><text:span text:style-name="T9">NMT</text:span></text:p>
              </table:table-cell>
              <table:table-cell>
                <text:p text:style-name="P12"><text:span text:style-name="T10">31.1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CustomShape 4" draw:style-name="gr7" draw:text-style-name="P3" draw:layer="layout" svg:width="9.594cm" svg:height="1.667cm" svg:x="16.82cm" svg:y="5.755cm">
          <text:p text:style-name="P12"><text:span text:style-name="T7">(Benti</text:span><text:span text:style-name="T7">vogli </text:span><text:span text:style-name="T7">et al, </text:span><text:span text:style-name="T7">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3" draw:layer="layout" svg:width="9.594cm" svg:height="1.138cm" svg:x="1.823cm" svg:y="4.045cm">
          <text:p text:style-name="P12"><text:span text:style-name="T15">en-</text:span><text:span text:style-name="T15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8" draw:layer="layout" svg:width="14.85cm" svg:height="11.136cm" svg:x="3.074cm" svg:y="2.257cm" draw:page-number="6" presentation:class="page"/>
          <draw:frame presentation:style-name="pr3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2" draw:text-style-name="P3" draw:layer="layout" svg:width="25.193cm" svg:height="3.5cm" svg:x="1.823cm" svg:y="1.26cm">
          <text:p text:style-name="P2"><text:span text:style-name="T6">Tr</text:span><text:span text:style-name="T6">an</text:span><text:span text:style-name="T6">sl</text:span><text:span text:style-name="T6">ati</text:span><text:span text:style-name="T6">on </text:span><text:span text:style-name="T6">Q</text:span><text:span text:style-name="T6">ua</text:span><text:span text:style-name="T6">lit</text:span><text:span text:style-name="T6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9.452cm" svg:height="10.294cm" svg:x="3.332cm" svg:y="5.612cm">
          <table:table>
            <table:table-column table:style-name="co3"/>
            <table:table-column table:style-name="co4"/>
            <table:table-row table:style-name="ro4" table:default-cell-style-name="ce4">
              <table:table-cell/>
              <table:table-cell>
                <text:p text:style-name="P12"><text:span text:style-name="T14">BLEU</text:span></text:p>
              </table:table-cell>
            </table:table-row>
            <table:table-row table:style-name="ro4" table:default-cell-style-name="ce7">
              <table:table-cell>
                <text:p text:style-name="P12"><text:span text:style-name="T9">uedin-nmt </text:span></text:p>
              </table:table-cell>
              <table:table-cell>
                <text:p text:style-name="P12"><text:span text:style-name="T9">34.2</text:span></text:p>
              </table:table-cell>
            </table:table-row>
            <table:table-row table:style-name="ro4" table:default-cell-style-name="ce7">
              <table:table-cell>
                <text:p text:style-name="P12"><text:span text:style-name="T9">metamind </text:span></text:p>
              </table:table-cell>
              <table:table-cell>
                <text:p text:style-name="P12"><text:span text:style-name="T9">32.3</text:span></text:p>
              </table:table-cell>
            </table:table-row>
            <table:table-row table:style-name="ro4" table:default-cell-style-name="ce7">
              <table:table-cell>
                <text:p text:style-name="P12"><text:span text:style-name="T9">NYU-UMontreal </text:span></text:p>
              </table:table-cell>
              <table:table-cell>
                <text:p text:style-name="P12"><text:span text:style-name="T9">30.8</text:span></text:p>
              </table:table-cell>
            </table:table-row>
            <table:table-row table:style-name="ro4" table:default-cell-style-name="ce6">
              <table:table-cell>
                <text:p text:style-name="P12"><text:span text:style-name="T9">cambridge </text:span></text:p>
              </table:table-cell>
              <table:table-cell>
                <text:p text:style-name="P12"><text:span text:style-name="T9">30.6</text:span></text:p>
              </table:table-cell>
            </table:table-row>
            <table:table-row table:style-name="ro4" table:default-cell-style-name="ce5">
              <table:table-cell>
                <text:p text:style-name="P12"><text:span text:style-name="T9">uedin-syntax </text:span></text:p>
              </table:table-cell>
              <table:table-cell>
                <text:p text:style-name="P12"><text:span text:style-name="T9">30.6</text:span></text:p>
              </table:table-cell>
            </table:table-row>
            <table:table-row table:style-name="ro4" table:default-cell-style-name="ce6">
              <table:table-cell>
                <text:p text:style-name="P12"><text:span text:style-name="T9">KIT/LIMSI </text:span></text:p>
              </table:table-cell>
              <table:table-cell>
                <text:p text:style-name="P12"><text:span text:style-name="T9">29.1</text:span></text:p>
              </table:table-cell>
            </table:table-row>
            <table:table-row table:style-name="ro4" table:default-cell-style-name="ce5">
              <table:table-cell>
                <text:p text:style-name="P12"><text:span text:style-name="T9">KIT </text:span></text:p>
              </table:table-cell>
              <table:table-cell>
                <text:p text:style-name="P12"><text:span text:style-name="T9">29.0</text:span></text:p>
              </table:table-cell>
            </table:table-row>
            <table:table-row table:style-name="ro4" table:default-cell-style-name="ce8">
              <table:table-cell>
                <text:p text:style-name="P12"><text:span text:style-name="T9">uedin-pbmt </text:span></text:p>
              </table:table-cell>
              <table:table-cell>
                <text:p text:style-name="P12"><text:span text:style-name="T9">28.4</text:span></text:p>
              </table:table-cell>
            </table:table-row>
            <table:table-row table:style-name="ro6" table:default-cell-style-name="ce8">
              <table:table-cell>
                <text:p text:style-name="P12"><text:span text:style-name="T9">jhu-syntax </text:span></text:p>
              </table:table-cell>
              <table:table-cell>
                <text:p text:style-name="P12"><text:span text:style-name="T9">26.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3" draw:style-name="standard" draw:layer="layout" svg:width="9.452cm" svg:height="7.204cm" svg:x="16.456cm" svg:y="5.612cm">
          <table:table>
            <table:table-column table:style-name="co3"/>
            <table:table-column table:style-name="co4"/>
            <table:table-row table:style-name="ro4" table:default-cell-style-name="ce4">
              <table:table-cell/>
              <table:table-cell>
                <text:p text:style-name="P12"><text:span text:style-name="T14">BLEU</text:span></text:p>
              </table:table-cell>
            </table:table-row>
            <table:table-row table:style-name="ro4" table:default-cell-style-name="ce7">
              <table:table-cell>
                <text:p text:style-name="P12"><text:span text:style-name="T9">uedin-nmt </text:span></text:p>
              </table:table-cell>
              <table:table-cell>
                <text:p text:style-name="P12"><text:span text:style-name="T9">38.6</text:span></text:p>
              </table:table-cell>
            </table:table-row>
            <table:table-row table:style-name="ro4" table:default-cell-style-name="ce8">
              <table:table-cell>
                <text:p text:style-name="P12"><text:span text:style-name="T9">uedin-pbmt </text:span></text:p>
              </table:table-cell>
              <table:table-cell>
                <text:p text:style-name="P12"><text:span text:style-name="T9">35.1</text:span></text:p>
              </table:table-cell>
            </table:table-row>
            <table:table-row table:style-name="ro4" table:default-cell-style-name="ce5">
              <table:table-cell>
                <text:p text:style-name="P12"><text:span text:style-name="T9">jhu-pbmt </text:span></text:p>
              </table:table-cell>
              <table:table-cell>
                <text:p text:style-name="P12"><text:span text:style-name="T9">34.5</text:span></text:p>
              </table:table-cell>
            </table:table-row>
            <table:table-row table:style-name="ro4" table:default-cell-style-name="ce8">
              <table:table-cell>
                <text:p text:style-name="P12"><text:span text:style-name="T9">uedin-syntax </text:span></text:p>
              </table:table-cell>
              <table:table-cell>
                <text:p text:style-name="P12"><text:span text:style-name="T9">34.4</text:span></text:p>
              </table:table-cell>
            </table:table-row>
            <table:table-row table:style-name="ro4" table:default-cell-style-name="ce5">
              <table:table-cell>
                <text:p text:style-name="P12"><text:span text:style-name="T9">KIT</text:span></text:p>
              </table:table-cell>
              <table:table-cell>
                <text:p text:style-name="P12"><text:span text:style-name="T9">33.9</text:span></text:p>
              </table:table-cell>
            </table:table-row>
            <table:table-row table:style-name="ro6" table:default-cell-style-name="ce8">
              <table:table-cell>
                <text:p text:style-name="P12"><text:span text:style-name="T9">jhu-syntax</text:span></text:p>
              </table:table-cell>
              <table:table-cell>
                <text:p text:style-name="P12"><text:span text:style-name="T9">31.0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CustomShape 4" draw:style-name="gr7" draw:text-style-name="P3" draw:layer="layout" svg:width="9.594cm" svg:height="1.138cm" svg:x="1.823cm" svg:y="4.045cm">
          <text:p text:style-name="P12"><text:span text:style-name="T15">en-</text:span><text:span text:style-name="T15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3" draw:layer="layout" svg:width="9.594cm" svg:height="1.138cm" svg:x="14.99cm" svg:y="4.045cm">
          <text:p text:style-name="P12"><text:span text:style-name="T15">de-</text:span><text:span text:style-name="T15">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3" draw:layer="layout" svg:width="7.915cm" svg:height="1.77cm" svg:x="16.456cm" svg:y="13.667cm">
          <text:list text:style-name="L8">
            <text:list-item>
              <text:p text:style-name="P8"><text:span text:style-name="T16">N</text:span><text:span text:style-name="T16">MT</text:span></text:p>
            </text:list-item>
          </text:list>
          <text:list text:style-name="L9">
            <text:list-item>
              <text:p text:style-name="P8"><text:span text:style-name="T17">SM</text:span><text:span text:style-name="T17">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3" draw:layer="layout" svg:width="9.594cm" svg:height="1.667cm" svg:x="3.186cm" svg:y="17.395cm">
          <text:p text:style-name="P12"><text:span text:style-name="T7">(Senn</text:span><text:span text:style-name="T7">rich, </text:span><text:span text:style-name="T7">MTM</text:span><text:span text:style-name="T7">A <text:s/></text:span><text:span text:style-name="T7">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8" draw:layer="layout" svg:width="14.85cm" svg:height="11.136cm" svg:x="3.074cm" svg:y="2.257cm" draw:page-number="7" presentation:class="page"/>
          <draw:frame presentation:style-name="pr3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2" draw:text-style-name="P3" draw:layer="layout" svg:width="25.193cm" svg:height="3.5cm" svg:x="1.4cm" svg:y="0.837cm">
          <text:p text:style-name="P14"><text:span text:style-name="T6">P</text:span><text:span text:style-name="T6">hr</text:span><text:span text:style-name="T6">as</text:span><text:span text:style-name="T6">e-</text:span><text:span text:style-name="T6">ba</text:span><text:span text:style-name="T6">se</text:span><text:span text:style-name="T6">d </text:span><text:span text:style-name="T6">v. </text:span><text:span text:style-name="T6">Hi</text:span><text:span text:style-name="T6">er</text:span><text:span text:style-name="T6">ar</text:span><text:span text:style-name="T6">ch</text:span><text:span text:style-name="T6">ic</text:span><text:span text:style-name="T6">al </text:span><text:span text:style-name="T6">S</text:span><text:span text:style-name="T6">M</text:span><text:span text:style-name="T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12.443cm" svg:height="4.113cm" svg:x="3.598cm" svg:y="5.337cm">
          <table:table>
            <table:table-column table:style-name="co3"/>
            <table:table-column table:style-name="co3"/>
            <table:table-row table:style-name="ro4" table:default-cell-style-name="ce4">
              <table:table-cell/>
              <table:table-cell>
                <text:p text:style-name="P12"><text:span text:style-name="T14">BLEU</text:span></text:p>
              </table:table-cell>
            </table:table-row>
            <table:table-row table:style-name="ro4" table:default-cell-style-name="ce5">
              <table:table-cell>
                <text:p text:style-name="P12"><text:span text:style-name="T9">PB</text:span></text:p>
              </table:table-cell>
              <table:table-cell>
                <text:p text:style-name="P12"><text:span text:style-name="T9">29.8</text:span></text:p>
              </table:table-cell>
            </table:table-row>
            <table:table-row table:style-name="ro4" table:default-cell-style-name="ce6">
              <table:table-cell>
                <text:p text:style-name="P12"><text:span text:style-name="T9">Hierarchical</text:span></text:p>
              </table:table-cell>
              <table:table-cell>
                <text:p text:style-name="P12"><text:span text:style-name="T10">32.56</text:span></text:p>
              </table:table-cell>
            </table:table-row>
            <table:table-row table:style-name="ro5" table:default-cell-style-name="ce5">
              <table:table-cell>
                <text:p text:style-name="P12"><text:span text:style-name="T9">NMT (LSTM)</text:span></text:p>
              </table:table-cell>
              <table:table-cell>
                <text:p text:style-name="P12"><text:span text:style-name="T9">32.19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CustomShape 3" draw:style-name="gr7" draw:text-style-name="P3" draw:layer="layout" svg:width="9.594cm" svg:height="1.138cm" svg:x="1.4cm" svg:y="3.771cm">
          <text:p text:style-name="P12"><text:span text:style-name="T15">en-</text:span><text:span text:style-name="T15">j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3" draw:layer="layout" svg:width="9.594cm" svg:height="1.667cm" svg:x="16.396cm" svg:y="5.337cm">
          <text:p text:style-name="P12"><text:span text:style-name="T7">(Zhu, </text:span><text:span text:style-name="T7">20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11.987cm" svg:height="3.863cm" svg:x="3.826cm" svg:y="12.382cm">
          <table:table>
            <table:table-column table:style-name="co5"/>
            <table:table-column table:style-name="co5"/>
            <table:table-column table:style-name="co5"/>
            <table:table-row table:style-name="ro1" table:default-cell-style-name="ce1">
              <table:table-cell/>
              <table:table-cell>
                <text:p text:style-name="P12"><text:span text:style-name="T9">zh-en</text:span></text:p>
              </table:table-cell>
              <table:table-cell>
                <text:p text:style-name="P12"><text:span text:style-name="T9">en-zh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9">pb</text:span></text:p>
              </table:table-cell>
              <table:table-cell>
                <text:p text:style-name="P12"><text:span text:style-name="T9">43.0</text:span></text:p>
              </table:table-cell>
              <table:table-cell>
                <text:p text:style-name="P6"><text:span text:style-name="T9">37.84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9">hierarchical</text:span></text:p>
              </table:table-cell>
              <table:table-cell>
                <text:p text:style-name="P12"><text:span text:style-name="T9">47.3</text:span></text:p>
              </table:table-cell>
              <table:table-cell>
                <text:p text:style-name="P15"><text:span text:style-name="T9">41.7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9">NMT</text:span></text:p>
              </table:table-cell>
              <table:table-cell>
                <text:p text:style-name="P12"><text:span text:style-name="T10">51.8</text:span></text:p>
              </table:table-cell>
              <table:table-cell>
                <text:p text:style-name="P6"><text:span text:style-name="T10">46.82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CustomShape 6" draw:style-name="gr7" draw:text-style-name="P3" draw:layer="layout" svg:width="9.594cm" svg:height="1.667cm" svg:x="16.396cm" svg:y="12.382cm">
          <text:p text:style-name="P12"><text:span text:style-name="T7">(Junc</text:span><text:span text:style-name="T7">zys-</text:span><text:span text:style-name="T7">Dow</text:span><text:span text:style-name="T7">munt </text:span><text:span text:style-name="T7">et al, </text:span><text:span text:style-name="T7">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3" draw:layer="layout" svg:width="9.594cm" svg:height="1.138cm" svg:x="0.962cm" svg:y="10.493cm">
          <text:p text:style-name="P12"><text:span text:style-name="T15">zh-</text:span><text:span text:style-name="T15">en </text:span><text:span text:style-name="T15">&amp; </text:span><text:span text:style-name="T15">en-</text:span><text:span text:style-name="T15">z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5" draw:layer="layout" svg:width="16.793cm" svg:height="13.358cm" svg:x="2.1cm" svg:y="14.107cm" presentation:class="notes" presentation:placeholder="true" presentation:user-transformed="true">
            <draw:text-box/>
          </draw:frame>
          <draw:custom-shape draw:name="CustomShape 2" draw:style-name="gr3" draw:text-style-name="P3" draw:layer="layout" svg:width="9.107cm" svg:height="1.478cm" svg:x="11.886cm" svg:y="28.215cm">
            <text:p text:style-name="P6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Default">
        <draw:custom-shape draw:name="CustomShape 1" draw:style-name="gr2" draw:text-style-name="P3" draw:layer="layout" svg:width="25.193cm" svg:height="3.5cm" svg:x="1.4cm" svg:y="0.837cm">
          <text:p text:style-name="P14"><text:span text:style-name="T6">Lo</text:span><text:span text:style-name="T6">w-</text:span><text:span text:style-name="T6">R</text:span><text:span text:style-name="T6">es</text:span><text:span text:style-name="T6">ou</text:span><text:span text:style-name="T6">rc</text:span><text:span text:style-name="T6">e </text:span><text:span text:style-name="T6">La</text:span><text:span text:style-name="T6">ng</text:span><text:span text:style-name="T6">ua</text:span><text:span text:style-name="T6">ge</text:span><text:span text:style-name="T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18.666cm" svg:height="5.144cm" svg:x="3.01cm" svg:y="4.343cm">
          <table:table>
            <table:table-column table:style-name="co3"/>
            <table:table-column table:style-name="co3"/>
            <table:table-column table:style-name="co6"/>
            <table:table-row table:style-name="ro4" table:default-cell-style-name="ce4">
              <table:table-cell/>
              <table:table-cell>
                <text:p text:style-name="P12"><text:span text:style-name="T14">SMT (Syntax)</text:span></text:p>
              </table:table-cell>
              <table:table-cell>
                <text:p text:style-name="P12"><text:span text:style-name="T14">NMT</text:span></text:p>
              </table:table-cell>
            </table:table-row>
            <table:table-row table:style-name="ro4" table:default-cell-style-name="ce5">
              <table:table-cell>
                <text:p text:style-name="P12"><text:span text:style-name="T9">Hausa</text:span></text:p>
              </table:table-cell>
              <table:table-cell>
                <text:p text:style-name="P12"><text:span text:style-name="T10">23.7</text:span></text:p>
              </table:table-cell>
              <table:table-cell>
                <text:p text:style-name="P12"><text:span text:style-name="T9">16.8</text:span></text:p>
              </table:table-cell>
            </table:table-row>
            <table:table-row table:style-name="ro4" table:default-cell-style-name="ce6">
              <table:table-cell>
                <text:p text:style-name="P12"><text:span text:style-name="T9">Turkish</text:span></text:p>
              </table:table-cell>
              <table:table-cell>
                <text:p text:style-name="P12"><text:span text:style-name="T10">20.4</text:span></text:p>
              </table:table-cell>
              <table:table-cell>
                <text:p text:style-name="P12"><text:span text:style-name="T9">11.4</text:span></text:p>
              </table:table-cell>
            </table:table-row>
            <table:table-row table:style-name="ro4" table:default-cell-style-name="ce5">
              <table:table-cell>
                <text:p text:style-name="P12"><text:span text:style-name="T9">Uzbek</text:span></text:p>
              </table:table-cell>
              <table:table-cell>
                <text:p text:style-name="P12"><text:span text:style-name="T10">17.9</text:span></text:p>
              </table:table-cell>
              <table:table-cell>
                <text:p text:style-name="P12"><text:span text:style-name="T9">10.7</text:span></text:p>
              </table:table-cell>
            </table:table-row>
            <table:table-row table:style-name="ro6" table:default-cell-style-name="ce6">
              <table:table-cell>
                <text:p text:style-name="P12"><text:span text:style-name="T9">Urdu</text:span></text:p>
              </table:table-cell>
              <table:table-cell>
                <text:p text:style-name="P12"><text:span text:style-name="T10">17.9</text:span></text:p>
              </table:table-cell>
              <table:table-cell>
                <text:p text:style-name="P12"><text:span text:style-name="T9">5.2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CustomShape 3" draw:style-name="gr7" draw:text-style-name="P3" draw:layer="layout" svg:width="9.594cm" svg:height="1.667cm" svg:x="15.729cm" svg:y="10.251cm">
          <text:p text:style-name="P12"><text:span text:style-name="T7">(Zoph </text:span><text:span text:style-name="T7">et al, </text:span><text:span text:style-name="T7">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18.666cm" svg:height="2.053cm" svg:x="3.009cm" svg:y="13cm">
          <table:table>
            <table:table-column table:style-name="co3"/>
            <table:table-column table:style-name="co3"/>
            <table:table-column table:style-name="co6"/>
            <table:table-row table:style-name="ro4" table:default-cell-style-name="ce4">
              <table:table-cell/>
              <table:table-cell>
                <text:p text:style-name="P12"><text:span text:style-name="T14">SMT (PB)</text:span></text:p>
              </table:table-cell>
              <table:table-cell>
                <text:p text:style-name="P12"><text:span text:style-name="T14">NMT (GroundHog)</text:span></text:p>
              </table:table-cell>
            </table:table-row>
            <table:table-row table:style-name="ro5" table:default-cell-style-name="ce5">
              <table:table-cell>
                <text:p text:style-name="P12"><text:span text:style-name="T9">Mongolian-Chinese</text:span></text:p>
              </table:table-cell>
              <table:table-cell>
                <text:p text:style-name="P12"><text:span text:style-name="T10">29.48</text:span></text:p>
              </table:table-cell>
              <table:table-cell>
                <text:p text:style-name="P12"><text:span text:style-name="T9">27.32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CustomShape 5" draw:style-name="gr7" draw:text-style-name="P3" draw:layer="layout" svg:width="9.594cm" svg:height="1.667cm" svg:x="15.729cm" svg:y="16.159cm">
          <text:p text:style-name="P12"><text:span text:style-name="T7">(Wu </text:span><text:span text:style-name="T7">et al, </text:span><text:span text:style-name="T7">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8" draw:layer="layout" svg:width="14.85cm" svg:height="11.136cm" svg:x="3.074cm" svg:y="2.257cm" draw:page-number="9" presentation:class="page"/>
          <draw:frame presentation:style-name="pr3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2" draw:text-style-name="P3" draw:layer="layout" svg:width="25.193cm" svg:height="3.5cm" svg:x="1.4cm" svg:y="0.837cm">
          <text:p text:style-name="P14"><text:span text:style-name="T6">Lo</text:span><text:span text:style-name="T6">w-</text:span><text:span text:style-name="T6">R</text:span><text:span text:style-name="T6">es</text:span><text:span text:style-name="T6">ou</text:span><text:span text:style-name="T6">rc</text:span><text:span text:style-name="T6">e </text:span><text:span text:style-name="T6">La</text:span><text:span text:style-name="T6">ng</text:span><text:span text:style-name="T6">ua</text:span><text:span text:style-name="T6">ge</text:span><text:span text:style-name="T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5.193cm" svg:height="3.5cm" svg:x="2.367cm" svg:y="4.343cm">
          <text:list text:style-name="L10">
            <text:list-item>
              <text:p text:style-name="P16"><text:span text:style-name="T1">L</text:span><text:span text:style-name="T1">or</text:span><text:span text:style-name="T1">ei</text:span><text:span text:style-name="T1">li/</text:span><text:span text:style-name="T1">P</text:span><text:span text:style-name="T1">hi </text:span><text:span text:style-name="T1">re</text:span><text:span text:style-name="T1">s</text:span><text:span text:style-name="T1">ul</text:span><text:span text:style-name="T1">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8" draw:layer="layout" svg:width="14.85cm" svg:height="11.136cm" svg:x="3.074cm" svg:y="2.257cm" draw:page-number="10" presentation:class="page"/>
          <draw:frame presentation:style-name="pr3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2" draw:text-style-name="P3" draw:layer="layout" svg:width="25.193cm" svg:height="3.5cm" svg:x="1.4cm" svg:y="0.837cm">
          <text:p text:style-name="P14"><text:span text:style-name="T6">O</text:span><text:span text:style-name="T6">ut</text:span><text:span text:style-name="T6">-</text:span><text:span text:style-name="T6">of</text:span><text:span text:style-name="T6">-</text:span><text:span text:style-name="T6">D</text:span><text:span text:style-name="T6">o</text:span><text:span text:style-name="T6">m</text:span><text:span text:style-name="T6">ai</text:span><text:span text:style-name="T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9.594cm" svg:height="1.138cm" svg:x="1.4cm" svg:y="3.771cm">
          <text:p text:style-name="P12"><text:span text:style-name="T15">Cat</text:span><text:span text:style-name="T15">alan</text:span><text:span text:style-name="T15">-</text:span><text:span text:style-name="T15">Spa</text:span><text:span text:style-name="T15">nis</text:span><text:span text:style-name="T15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18.666cm" svg:height="4.113cm" svg:x="3.289cm" svg:y="5.732cm">
          <table:table>
            <table:table-column table:style-name="co3"/>
            <table:table-column table:style-name="co3"/>
            <table:table-column table:style-name="co6"/>
            <table:table-row table:style-name="ro4" table:default-cell-style-name="ce4">
              <table:table-cell/>
              <table:table-cell>
                <text:p text:style-name="P12"><text:span text:style-name="T14">In-Domain</text:span></text:p>
              </table:table-cell>
              <table:table-cell>
                <text:p text:style-name="P12"><text:span text:style-name="T14">Out-of-Domain</text:span></text:p>
              </table:table-cell>
            </table:table-row>
            <table:table-row table:style-name="ro4" table:default-cell-style-name="ce5">
              <table:table-cell>
                <text:p text:style-name="P12"><text:span text:style-name="T9">Rule-based</text:span></text:p>
              </table:table-cell>
              <table:table-cell>
                <text:p text:style-name="P12"><text:span text:style-name="T9">75.20</text:span></text:p>
              </table:table-cell>
              <table:table-cell>
                <text:p text:style-name="P12"><text:span text:style-name="T9">50.53</text:span></text:p>
              </table:table-cell>
            </table:table-row>
            <table:table-row table:style-name="ro4" table:default-cell-style-name="ce6">
              <table:table-cell>
                <text:p text:style-name="P12"><text:span text:style-name="T9">Phrase-based</text:span></text:p>
              </table:table-cell>
              <table:table-cell>
                <text:p text:style-name="P12"><text:span text:style-name="T9">81.80</text:span></text:p>
              </table:table-cell>
              <table:table-cell>
                <text:p text:style-name="P12"><text:span text:style-name="T10">57.20</text:span></text:p>
              </table:table-cell>
            </table:table-row>
            <table:table-row table:style-name="ro5" table:default-cell-style-name="ce5">
              <table:table-cell>
                <text:p text:style-name="P12"><text:span text:style-name="T9">Neural</text:span></text:p>
              </table:table-cell>
              <table:table-cell>
                <text:p text:style-name="P12"><text:span text:style-name="T10">83.01</text:span></text:p>
              </table:table-cell>
              <table:table-cell>
                <text:p text:style-name="P12"><text:span text:style-name="T9">52.10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CustomShape 4" draw:style-name="gr7" draw:text-style-name="P3" draw:layer="layout" svg:width="9.594cm" svg:height="1.667cm" svg:x="14.76cm" svg:y="10.404cm">
          <text:p text:style-name="P12"><text:span text:style-name="T7">(Cost</text:span><text:span text:style-name="T7">a-</text:span><text:span text:style-name="T7">jussa, </text:span><text:span text:style-name="T7">201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8" draw:layer="layout" svg:width="14.85cm" svg:height="11.136cm" svg:x="3.074cm" svg:y="2.257cm" draw:page-number="11" presentation:class="page"/>
          <draw:frame presentation:style-name="pr3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2" draw:text-style-name="P3" draw:layer="layout" svg:width="25.193cm" svg:height="3.5cm" svg:x="1.4cm" svg:y="0.837cm">
          <text:p text:style-name="P14"><text:span text:style-name="T6">S</text:span><text:span text:style-name="T6">pe</text:span><text:span text:style-name="T6">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12.443cm" svg:height="4.113cm" svg:x="2.73cm" svg:y="4.343cm">
          <table:table>
            <table:table-column table:style-name="co3"/>
            <table:table-column table:style-name="co3"/>
            <table:table-row table:style-name="ro4" table:default-cell-style-name="ce4">
              <table:table-cell/>
              <table:table-cell>
                <text:p text:style-name="P12"><text:span text:style-name="T14">Words / sec</text:span></text:p>
              </table:table-cell>
            </table:table-row>
            <table:table-row table:style-name="ro4" table:default-cell-style-name="ce5">
              <table:table-cell>
                <text:p text:style-name="P12"><text:span text:style-name="T9">Moses (16 cores)</text:span></text:p>
              </table:table-cell>
              <table:table-cell>
                <text:p text:style-name="P12"><text:span text:style-name="T9">455.3</text:span></text:p>
              </table:table-cell>
            </table:table-row>
            <table:table-row table:style-name="ro4" table:default-cell-style-name="ce6">
              <table:table-cell>
                <text:p text:style-name="P12"><text:span text:style-name="T9">Nematus (1 GPU)</text:span></text:p>
              </table:table-cell>
              <table:table-cell>
                <text:p text:style-name="P12"><text:span text:style-name="T9">268.4</text:span></text:p>
              </table:table-cell>
            </table:table-row>
            <table:table-row table:style-name="ro5" table:default-cell-style-name="ce5">
              <table:table-cell>
                <text:p text:style-name="P12"><text:span text:style-name="T9">AmuNMT (1 GPU)</text:span></text:p>
              </table:table-cell>
              <table:table-cell>
                <text:p text:style-name="P12"><text:span text:style-name="T10">864.7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CustomShape 3" draw:style-name="gr7" draw:text-style-name="P3" draw:layer="layout" svg:width="9.594cm" svg:height="1.667cm" svg:x="15.621cm" svg:y="4.343cm">
          <text:p text:style-name="P12"><text:span text:style-name="T7">(Junc</text:span><text:span text:style-name="T7">zys-</text:span><text:span text:style-name="T7">Dow</text:span><text:span text:style-name="T7">munt </text:span><text:span text:style-name="T7">et al, </text:span><text:span text:style-name="T7">20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3" draw:layer="layout" svg:width="9.594cm" svg:height="1.138cm" svg:x="1.4cm" svg:y="9.454cm">
          <text:p text:style-name="P12"><text:span text:style-name="T15">Mos</text:span><text:span text:style-name="T15">e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8" draw:layer="layout" svg:width="14.85cm" svg:height="11.136cm" svg:x="3.074cm" svg:y="2.257cm" draw:page-number="12" presentation:class="page"/>
          <draw:frame presentation:style-name="pr3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2" draw:text-style-name="P3" draw:layer="layout" svg:width="25.193cm" svg:height="3.5cm" svg:x="1.4cm" svg:y="0.837cm">
          <text:p text:style-name="P14"><text:span text:style-name="T6">S</text:span><text:span text:style-name="T6">pe</text:span><text:span text:style-name="T6">ed </text:span><text:span text:style-name="T6">/ </text:span><text:span text:style-name="T6">Q</text:span><text:span text:style-name="T6">ua</text:span><text:span text:style-name="T6">lit</text:span><text:span text:style-name="T6">y </text:span><text:span text:style-name="T6">tr</text:span><text:span text:style-name="T6">ad</text:span><text:span text:style-name="T6">e-</text:span><text:span text:style-name="T6">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25.193cm" svg:height="12.173cm" svg:x="1.4cm" svg:y="4.914cm">
          <text:list text:style-name="L10">
            <text:list-item>
              <text:p text:style-name="P16"><text:span text:style-name="T13">C</text:span><text:span text:style-name="T13">o</text:span><text:span text:style-name="T13">m</text:span><text:span text:style-name="T13">pa</text:span><text:span text:style-name="T13">re</text:span></text:p>
            </text:list-item>
          </text:list>
          <text:list text:style-name="L11">
            <text:list-item>
              <text:list>
                <text:list-item>
                  <text:p text:style-name="P8"><text:span text:style-name="T18"><text:s/></text:span><text:span text:style-name="T18">M</text:span><text:span text:style-name="T18">o</text:span><text:span text:style-name="T18">s</text:span><text:span text:style-name="T18">e</text:span><text:span text:style-name="T18">s</text:span><text:span text:style-name="T18">/</text:span><text:span text:style-name="T18">M</text:span><text:span text:style-name="T18">o</text:span><text:span text:style-name="T18">s</text:span><text:span text:style-name="T18">e</text:span><text:span text:style-name="T18">s</text:span><text:span text:style-name="T18">2</text:span><text:span text:style-name="T18"> </text:span><text:span text:style-name="T18">w</text:span><text:span text:style-name="T18">i</text:span><text:span text:style-name="T18">t</text:span><text:span text:style-name="T18">h</text:span><text:span text:style-name="T18"> </text:span><text:span text:style-name="T18">d</text:span><text:span text:style-name="T18">i</text:span><text:span text:style-name="T18">f</text:span><text:span text:style-name="T18">f</text:span><text:span text:style-name="T18">e</text:span><text:span text:style-name="T18">r</text:span><text:span text:style-name="T18">e</text:span><text:span text:style-name="T18">n</text:span><text:span text:style-name="T18">t</text:span><text:span text:style-name="T18"> </text:span><text:span text:style-name="T18">c</text:span><text:span text:style-name="T18">u</text:span><text:span text:style-name="T18">b</text:span><text:span text:style-name="T18">e</text:span><text:span text:style-name="T18">-</text:span><text:span text:style-name="T18">p</text:span><text:span text:style-name="T18">r</text:span><text:span text:style-name="T18">u</text:span><text:span text:style-name="T18">n</text:span><text:span text:style-name="T18">i</text:span><text:span text:style-name="T18">n</text:span><text:span text:style-name="T18">g</text:span><text:span text:style-name="T18"> </text:span><text:span text:style-name="T18">s</text:span><text:span text:style-name="T18">e</text:span><text:span text:style-name="T18">t</text:span><text:span text:style-name="T18">t</text:span><text:span text:style-name="T18">i</text:span><text:span text:style-name="T18">n</text:span><text:span text:style-name="T18">g</text:span></text:p>
                </text:list-item>
                <text:list-item>
                  <text:p text:style-name="P8"><text:span text:style-name="T18">A</text:span><text:span text:style-name="T18">m</text:span><text:span text:style-name="T18">u</text:span><text:span text:style-name="T18">n</text:span><text:span text:style-name="T18"> </text:span><text:span text:style-name="T18">w</text:span><text:span text:style-name="T18">i</text:span><text:span text:style-name="T18">t</text:span><text:span text:style-name="T18">h</text:span><text:span text:style-name="T18"> </text:span><text:span text:style-name="T18">d</text:span><text:span text:style-name="T18">i</text:span><text:span text:style-name="T18">f</text:span><text:span text:style-name="T18">f</text:span><text:span text:style-name="T18">e</text:span><text:span text:style-name="T18">r</text:span><text:span text:style-name="T18">e</text:span><text:span text:style-name="T18">n</text:span><text:span text:style-name="T18">t</text:span><text:span text:style-name="T18"> </text:span><text:span text:style-name="T18">b</text:span><text:span text:style-name="T18">e</text:span><text:span text:style-name="T18">a</text:span><text:span text:style-name="T18">m</text:span><text:span text:style-name="T18">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8" draw:layer="layout" svg:width="14.85cm" svg:height="11.136cm" svg:x="3.074cm" svg:y="2.257cm" draw:page-number="13" presentation:class="page"/>
          <draw:frame presentation:style-name="pr3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4" draw:style-name="dp1" draw:master-page-name="Default_20_1">
        <draw:custom-shape draw:name="CustomShape 1" draw:style-name="gr1" draw:text-style-name="P1" draw:layer="layout" svg:width="25.193cm" svg:height="3.5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196cm" svg:height="3.501cm" svg:x="1.4cm" svg:y="0.837cm">
          <text:p text:style-name="P2"><text:span text:style-name="T6">H</text:span><text:span text:style-name="T6">yb</text:span><text:span text:style-name="T6">rid</text:span><text:span text:style-name="T6">iz</text:span><text:span text:style-name="T6">ati</text:span><text:span text:style-name="T6"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196cm" svg:height="12.174cm" svg:x="1.4cm" svg:y="4.913cm">
          <text:p text:style-name="P4"><text:span text:style-name="T1">Re</text:span><text:span text:style-name="T1">-</text:span><text:span text:style-name="T1">ran</text:span><text:span text:style-name="T1">k </text:span><text:span text:style-name="T1">n-</text:span><text:span text:style-name="T1">be</text:span><text:span text:style-name="T1">st </text:span><text:span text:style-name="T1">list</text:span></text:p>
          <text:p text:style-name="P4"><text:span text:style-name="T1"><text:tab/></text:span><text:span text:style-name="T1">Sc</text:span><text:span text:style-name="T1">hw</text:span><text:span text:style-name="T1">en</text:span><text:span text:style-name="T1">k</text:span></text:p>
          <text:p text:style-name="P4"><text:span text:style-name="T1"><text:tab/></text:span><text:span text:style-name="T1">(B</text:span><text:span text:style-name="T1">ulg</text:span><text:span text:style-name="T1">ari</text:span><text:span text:style-name="T1">an/</text:span><text:span text:style-name="T1">Du</text:span><text:span text:style-name="T1">tch </text:span><text:span text:style-name="T1">gu</text:span><text:span text:style-name="T1">y)</text:span></text:p>
          <text:p text:style-name="P4"><text:span text:style-name="T1">Fe</text:span><text:span text:style-name="T1">atu</text:span><text:span text:style-name="T1">re </text:span><text:span text:style-name="T1">fun</text:span><text:span text:style-name="T1">cti</text:span><text:span text:style-name="T1">on </text:span><text:span text:style-name="T1">in </text:span><text:span text:style-name="T1">SM</text:span><text:span text:style-name="T1">T </text:span><text:span text:style-name="T1">de</text:span><text:span text:style-name="T1">co</text:span><text:span text:style-name="T1">din</text:span><text:span text:style-name="T1">g</text:span></text:p>
          <text:p text:style-name="P4"><text:span text:style-name="T1"><text:tab/></text:span><text:span text:style-name="T1">De</text:span><text:span text:style-name="T1">vlin</text:span></text:p>
          <text:p text:style-name="P4"><text:span text:style-name="T1"><text:tab/></text:span><text:span text:style-name="T1">(O</text:span><text:span text:style-name="T1">xfo</text:span><text:span text:style-name="T1">rd)</text:span></text:p>
          <text:p text:style-name="P4"><text:span text:style-name="T7"/></text:p>
          <text:p text:style-name="P4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12.196cm" svg:height="1.701cm" svg:x="7.8cm" svg:y="3.4cm">
          <text:p text:style-name="P2"><text:span text:style-name="T13">Ne</text:span><text:span text:style-name="T13">ural </text:span><text:span text:style-name="T13">net</text:span><text:span text:style-name="T13">wor</text:span><text:span text:style-name="T13">k in </text:span><text:span text:style-name="T13">SM</text:span><text:span text:style-name="T1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4" draw:text-style-name="P5" draw:layer="layout" svg:width="16.795cm" svg:height="13.36cm" svg:x="2.099cm" svg:y="14.107cm" presentation:class="notes" presentation:user-transformed="true">
            <draw:text-box>
              <text:p text:style-name="P4"><text:span text:style-name="T3">There’s </text:span><text:span text:style-name="T3">been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DejaVu Sans2" svg:font-family="'DejaVu Sans'"/>
    <style:font-face style:name="Times New Roman1" svg:font-family="'Times New Roman'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4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presentation:notes style:page-layout-name="PM2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3:42:13</meta:creation-date>
    <dc:language>en-GB</dc:language>
    <dc:date>2017-05-22T21:40:30.381883942</dc:date>
    <meta:editing-cycles>178</meta:editing-cycles>
    <dc:title>PowerPoint Presentation</dc:title>
    <meta:editing-duration>P1DT11H52M28S</meta:editing-duration>
    <meta:generator>LibreOffice/5.1.6.2$Linux_X86_64 LibreOffice_project/10m0$Build-2</meta:generator>
    <meta:document-statistic meta:object-count="111"/>
    <meta:user-defined meta:name="AppVersion">15.0033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